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.24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138.76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13.51pt"/>
    </style:style>
    <style:style style:name="co6" style:family="table-column">
      <style:table-column-properties fo:break-before="auto" style:column-width="1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Przypadek</text:p>
          </table:table-cell>
          <table:table-cell table:style-name="ce1" office:value-type="string" calcext:value-type="string">
            <text:p>Próbka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Wektor ograniczeń</text:p>
          </table:table-cell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jeden dodatkowy róworamienny na potwierdzenie tez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2" office:value-type="string" calcext:value-type="string">
            <text:p>"012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 o losowej rotacji i wielkośc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3/4/5</text:p>
          </table:table-cell>
          <table:table-cell table:style-name="ce3" office:value-type="string" calcext:value-type="string">
            <text:p>"23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2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ójkąt prostokątny o losowej rotacji i stosunku 1/1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równobocz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kwadra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mb 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rójkąt prostokątny</text:p>
          </table:table-cell>
          <table:table-cell table:style-name="ce4" office:value-type="string" calcext:value-type="string">
            <text:p>testują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dbicie lustrzane jednego z uczących</text:p>
          </table:table-cell>
          <table:table-cell table:style-name="ce7"/>
          <table:table-cell table:style-name="ce6" office:value-type="string" calcext:value-type="string">
            <text:p>odrzucony ze względu na to że segmentowane ramiona są źle skierowane</text:p>
          </table:table-cell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trójkąt prostokątny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 z jedną przekątną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2" office:value-type="string" calcext:value-type="string">
            <text:p>"29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ięciokąt forem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iepowiązane odcinki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bocz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równoramien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ójkąt bez cech szczególnych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łamana otwarta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rójkąt zwykły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3" office:value-type="string" calcext:value-type="string">
            <text:p>"023478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prostokątny równoramienn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<text:s/>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wadrat o losowej rotacji i wielkośc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rostokąt 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kwadrat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mb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2" office:value-type="string" calcext:value-type="string">
            <text:p>"023478"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 prostokąt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2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3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stokąt o losowej rotacji i stosunki 1/1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mek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mb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rostokąt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bocznym</text:p>
          </table:table-cell>
          <table:table-cell table:style-name="ce3" office:value-type="string" calcext:value-type="string">
            <text:p>"0234789"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bocz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kwadratowej i dachu równoramien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o podstawie prostokątnej <text:s/>i dachu równoramienny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ucz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przekątnym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mek z oknem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wa domki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mek bez dachu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ach bez podstawy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domek</text:p>
          </table:table-cell>
          <table:table-cell table:style-name="ce3" office:value-type="string" calcext:value-type="string">
            <text:p>testując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rójkąt w podstawie</text:p>
          </table:table-cell>
          <table:table-cell table:style-name="ce6" table:number-columns-repeated="21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2" office:value-type="string" calcext:value-type="string">
            <text:p>?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od dołu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dełko fron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ucz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stka o trójkątnej podstawi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3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2 ścia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dełko z drugiej strony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wadra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osto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udełko (?)</text:p>
          </table:table-cell>
          <table:table-cell table:style-name="ce2" office:value-type="string" calcext:value-type="string">
            <text:p>testują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ójkąt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09:32:10.435347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9T09:33:09.154997618</dc:date>
    <meta:editing-duration>PT3M21S</meta:editing-duration>
    <meta:editing-cycles>2</meta:editing-cycles>
    <meta:document-statistic meta:table-count="1" meta:cell-count="442" meta:object-count="0"/>
  </office:meta>
</office:document-meta>
</file>